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Zmáčkneme <text:span text:style-name="Keystroke">Ctrl + M</text:span>.</text:p>
        </text:list-item>
        <text:list-item>
          <text:p text:style-name="P51">Click the <text:span text:style-name="Strong_20_Emphasis">Clear Direct Formatting</text:span> icon on the Standard toolbar.</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If a spreadsheet file contains more than one sheet, then a different page style can be applied to each sheet. Tabulky mohou například obsahovat některé listy k tisku v orientaci na šířku a jiné listy k tisku v orientaci na výšku.</text:p>
      <text:p text:style-name="Text_20_body">Two page styles are supplied with Calc: <text:span text:style-name="Emphasis">Default Page Style</text:span> and <text:span text:style-name="Emphasis">Report</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Figure <text:sequence-ref text:reference-format="value" text:ref-name="refFigure1">2</text:sequence-ref><text:s/>shows the deck with cell styles visible.</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Click the <text:span text:style-name="Strong_20_Emphasis">Fill Format Mode</text:span> icon in the top right of the Styles deck. Kurzor změní tvar.</text:p>
        </text:list-item>
        <text:list-item>
          <text:p text:style-name="Numbering_20_1">Klikneme na každou buňku, kde chceme aplikovat vybraný styl.</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Vybereme buňku nebo skupinu buněk v tabulce.</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Přejdeme na kartu styly na postranní liště (obrázek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If you do this, any change to the parent style’s attributes will affect <text:soft-page-break/>the new style. Například můžeme vytvořit identické styly kromě barvy písma; pokud později změníme rodinu písma nebo nadřazený styl, nová rodina stylu se také změní.</text:p>
        </text:list-item>
        <text:list-item>
          <text:p text:style-name="P54"><text:span text:style-name="Strong_20_Emphasis">Edit Style</text:span> – enables you to view and edit the properties of the parent style.</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text:span text:style-name="Strong_20_Emphasis"> 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Velikost</text:span> – vybereme nebo zadáme velikost písma, které chceme použít. U škálování písem můžeme také zadat desetinné hodnoty. If you are creating a style that is based on another style, you can enter a percentage value or a point value (for example, 2 pt or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Vertical</text:span> – select the vertical alignment option that you want to apply to the cell contents:</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Stupně </text:span> – umožňují nám manuálně zadat orientaci úhlu.</text:p>
        </text:list-item>
        <text:list-item>
          <text:p text:style-name="List_20_2"><text:span text:style-name="Emphasis">Reference edge</text:span> – specify the cell edge from which to write the rotated tex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tyl stínu</text:span> – používá stínový efekt na okraje.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ázev</text:span> – zobrazuje jméno vybraného stylu. If you are creating or modifying a custom style, you can enter or change the name of the style.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Pravý/Vnější</text:span> – prostor mezi pravým okrajem papíru a tabulkou.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Čísla stránek</text:span> – vybereme formát číslování stránek, který chceme použít jako styl stránky. Typically this will be 1,2,3; or a,b,c; or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Karty Ohraničení a pozadí<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See Chapter 6, Printing, Exporting, E-mailing, and Signing for details.</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See Chapter 6, Printing, Exporting, E-mailing, and Sign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Provedeme důležité změny ve stylu atributů.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z místní nabídky <text:span text:style-name="Strong_20_Emphasis">Odstranit</text:span>.</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Right-click on an unused cell style and select <text:span text:style-name="Strong_20_Emphasis">Hide</text:span> in the context menu.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ot applicable for page styles.</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Všechny dokumenty v balíku LibreOffice jsou vytvářeny na základě šablon. Můžeme vytvořit nebo stáhnout a instalovat tolik šablon, kolik si přejeme. If you do not specify a template when you start a new spreadsheet, then that new spreadsheet is based on the included Calc default template.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Otevře se nová tabulka založená na šabloně.</text:p>
        </text:list-item>
      </text:list>
      <text:p text:style-name="P14">Šablonu, na které je tabulka založena, najdeme v <text:span text:style-name="Strong_20_Emphasis">Soubor &gt; Vlastnosti &gt; Obecné</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Napíšeme jméno nové šablony a vybereme požadovanou kategorii šablon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úprava" text:key1="šablony"/>Úprava šablony<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Chceme-li šablonu upravit:</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Šablona se otevře v programu Calc.</text:p>
        </text:list-item>
        <text:list-item>
          <text:p text:style-name="P89">Upravíme šablonu jako bychom upravovali jakoukoliv jinou tabulku.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on the Menu bar, or press <text:span text:style-name="Keystroke">Ctrl+Alt+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The templates are available for use through the Templates dialog and the extension is listed in the Extension Manager.</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V dialogovém okně Šablony otevřeme kategorii zahrnující šablonu, kterou chceme nastavit jako výchozí.</text:p>
        </text:list-item>
        <text:list-item>
          <text:p text:style-name="Numbering_20_1">Right-click on the template and click the <text:span text:style-name="Strong_20_Emphasis">Set As Default</text:span> option (see Figure <text:sequence-ref text:reference-format="value" text:ref-name="refFigure17">18</text:sequence-ref>). Šablona je nyní indikována zeleným zaškrtnutím vlevo nahoře.</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in the context menu.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can only manage templates that are in its template folders (categories), although you can create a spreadsheet from a template that is not in one of these folders.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